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ure! Here’s a breakdown of the key concepts you mentioned, including Bash syntax, variables, control structures (like `if`, `for`, `while`), command-line arguments, and system scripts.</text:p>
      <text:p text:style-name="Standard"/>
      <text:p text:style-name="Standard">### 1. **Bash Syntax**</text:p>
      <text:p text:style-name="Standard">Bash (Bourne Again SHell) is a command-line interface for interacting with the operating system. It allows users to run commands, manipulate files, and execute scripts.</text:p>
      <text:p text:style-name="Standard"/>
      <text:p text:style-name="Standard">Basic syntax:</text:p>
      <text:p text:style-name="Standard">- **Commands:** Execute programs or scripts (`ls`, `cat`, `echo`, etc.)</text:p>
      <text:p text:style-name="Standard">- **Variables:** Store and reference data (`VAR="value"`)</text:p>
      <text:p text:style-name="Standard">- **Comments:** Written using `#`, everything after `#` is ignored.</text:p>
      <text:p text:style-name="Standard">- **Escape characters:** Special characters can be escaped with a backslash (`\`).</text:p>
      <text:p text:style-name="Standard"/>
      <text:p text:style-name="Standard">Example:</text:p>
      <text:p text:style-name="Standard">```bash</text:p>
      <text:p text:style-name="Standard"># This is a comment</text:p>
      <text:p text:style-name="Standard">echo "Hello, World!" <text:s/># Print text to the screen</text:p>
      <text:p text:style-name="Standard">```</text:p>
      <text:p text:style-name="Standard"/>
      <text:p text:style-name="Standard">### 2. **Variables**</text:p>
      <text:p text:style-name="Standard">Variables are used to store data in scripts. They are referenced by preceding the variable name with a dollar sign (`$`).</text:p>
      <text:p text:style-name="Standard"/>
      <text:p text:style-name="Standard">- **Defining variables:**</text:p>
      <text:p text:style-name="Standard"><text:s text:c="2"/>```bash</text:p>
      <text:p text:style-name="Standard"><text:s text:c="2"/>MY_VAR="Hello"</text:p>
      <text:p text:style-name="Standard"><text:s text:c="2"/>echo $MY_VAR <text:s/># Output: Hello</text:p>
      <text:p text:style-name="Standard"><text:s text:c="2"/>```</text:p>
      <text:p text:style-name="Standard"/>
      <text:p text:style-name="Standard">- **Environment Variables:**</text:p>
      <text:p text:style-name="Standard"><text:s text:c="2"/>These are variables that are set at the system level and can be accessed globally.</text:p>
      <text:p text:style-name="Standard"><text:s text:c="2"/>```bash</text:p>
      <text:p text:style-name="Standard"><text:s text:c="2"/>export MY_ENV_VAR="System-wide variable"</text:p>
      <text:p text:style-name="Standard"><text:s text:c="2"/>```</text:p>
      <text:p text:style-name="Standard"/>
      <text:p text:style-name="Standard">- **Reading input into variables:**</text:p>
      <text:p text:style-name="Standard"><text:s text:c="2"/>```bash</text:p>
      <text:p text:style-name="Standard"><text:s text:c="2"/>read -p "Enter your name: " name</text:p>
      <text:p text:style-name="Standard"><text:s text:c="2"/>echo "Hello, $name!"</text:p>
      <text:p text:style-name="Standard"><text:s text:c="2"/>```</text:p>
      <text:p text:style-name="Standard"/>
      <text:p text:style-name="Standard"><text:soft-page-break/>### 3. **Control Constructs**</text:p>
      <text:p text:style-name="Standard"/>
      <text:p text:style-name="Standard">#### `if` Statement:</text:p>
      <text:p text:style-name="Standard">An `if` statement executes a block of code based on a condition.</text:p>
      <text:p text:style-name="Standard"/>
      <text:p text:style-name="Standard">```bash</text:p>
      <text:p text:style-name="Standard">if [ "$age" -gt 18 ]; then</text:p>
      <text:p text:style-name="Standard"><text:s text:c="2"/>echo "You are an adult."</text:p>
      <text:p text:style-name="Standard">else</text:p>
      <text:p text:style-name="Standard"><text:s text:c="2"/>echo "You are a minor."</text:p>
      <text:p text:style-name="Standard">fi</text:p>
      <text:p text:style-name="Standard">```</text:p>
      <text:p text:style-name="Standard"/>
      <text:p text:style-name="Standard">- **Comparison operators** for `if` conditions:</text:p>
      <text:p text:style-name="Standard"><text:s text:c="2"/>- `-eq`: equal to</text:p>
      <text:p text:style-name="Standard"><text:s text:c="2"/>- `-ne`: not equal to</text:p>
      <text:p text:style-name="Standard"><text:s text:c="2"/>- `-gt`: greater than</text:p>
      <text:p text:style-name="Standard"><text:s text:c="2"/>- `-lt`: less than</text:p>
      <text:p text:style-name="Standard"><text:s text:c="2"/>- `-ge`: greater than or equal to</text:p>
      <text:p text:style-name="Standard"><text:s text:c="2"/>- `-le`: less than or equal to</text:p>
      <text:p text:style-name="Standard"/>
      <text:p text:style-name="Standard">#### `for` Loop:</text:p>
      <text:p text:style-name="Standard">A `for` loop repeats a set of instructions multiple times.</text:p>
      <text:p text:style-name="Standard"/>
      <text:p text:style-name="Standard">```bash</text:p>
      <text:p text:style-name="Standard">for i in {1..5}; do</text:p>
      <text:p text:style-name="Standard"><text:s text:c="2"/>echo "Number $i"</text:p>
      <text:p text:style-name="Standard">done</text:p>
      <text:p text:style-name="Standard">```</text:p>
      <text:p text:style-name="Standard"/>
      <text:p text:style-name="Standard">You can also iterate over an array or a range of numbers.</text:p>
      <text:p text:style-name="Standard"/>
      <text:p text:style-name="Standard">#### `while` Loop:</text:p>
      <text:p text:style-name="Standard">A `while` loop executes as long as a condition is true.</text:p>
      <text:p text:style-name="Standard"/>
      <text:p text:style-name="Standard">```bash</text:p>
      <text:p text:style-name="Standard">counter=1</text:p>
      <text:p text:style-name="Standard">while [ $counter -le 5 ]; do</text:p>
      <text:p text:style-name="Standard"><text:s text:c="2"/>echo "Counter: $counter"</text:p>
      <text:p text:style-name="Standard"><text:s text:c="2"/>((counter++))</text:p>
      <text:p text:style-name="Standard">done</text:p>
      <text:p text:style-name="Standard">```</text:p>
      <text:p text:style-name="Standard"/>
      <text:p text:style-name="Standard">#### `until` Loop:</text:p>
      <text:p text:style-name="Standard">An `until` loop is similar to a `while` loop, but it executes as long as the condition is false.</text:p>
      <text:p text:style-name="Standard"/>
      <text:p text:style-name="Standard">```bash</text:p>
      <text:p text:style-name="Standard">counter=1</text:p>
      <text:p text:style-name="Standard">until [ $counter -gt 5 ]; do</text:p>
      <text:p text:style-name="Standard"><text:soft-page-break/><text:s text:c="2"/>echo "Counter: $counter"</text:p>
      <text:p text:style-name="Standard"><text:s text:c="2"/>((counter++))</text:p>
      <text:p text:style-name="Standard">done</text:p>
      <text:p text:style-name="Standard">```</text:p>
      <text:p text:style-name="Standard"/>
      <text:p text:style-name="Standard">### 4. **Command Line Arguments**</text:p>
      <text:p text:style-name="Standard">Command-line arguments are passed to the script when executing it. These arguments can be accessed using special variables.</text:p>
      <text:p text:style-name="Standard"/>
      <text:p text:style-name="Standard">- `$0` – The name of the script.</text:p>
      <text:p text:style-name="Standard">- `$1, $2, ...` – The first, second, etc., arguments passed to the script.</text:p>
      <text:p text:style-name="Standard">- `$#` – The number of arguments passed to the script.</text:p>
      <text:p text:style-name="Standard">- `$@` – All arguments passed as a list.</text:p>
      <text:p text:style-name="Standard">- `$?` – The exit status of the last command executed.</text:p>
      <text:p text:style-name="Standard"/>
      <text:p text:style-name="Standard">Example script (`args.sh`):</text:p>
      <text:p text:style-name="Standard">```bash</text:p>
      <text:p text:style-name="Standard">#!/bin/bash</text:p>
      <text:p text:style-name="Standard">echo "Script name: $0"</text:p>
      <text:p text:style-name="Standard">echo "First argument: $1"</text:p>
      <text:p text:style-name="Standard">echo "All arguments: $@"</text:p>
      <text:p text:style-name="Standard">```</text:p>
      <text:p text:style-name="Standard"/>
      <text:p text:style-name="Standard">Usage:</text:p>
      <text:p text:style-name="Standard">```bash</text:p>
      <text:p text:style-name="Standard">bash args.sh arg1 arg2</text:p>
      <text:p text:style-name="Standard">```</text:p>
      <text:p text:style-name="Standard"/>
      <text:p text:style-name="Standard">Output:</text:p>
      <text:p text:style-name="Standard">```</text:p>
      <text:p text:style-name="Standard">Script name: args.sh</text:p>
      <text:p text:style-name="Standard">First argument: arg1</text:p>
      <text:p text:style-name="Standard">All arguments: arg1 arg2</text:p>
      <text:p text:style-name="Standard">```</text:p>
      <text:p text:style-name="Standard"/>
      <text:p text:style-name="Standard">### 5. **Startup, Login, and Logout Scripts**</text:p>
      <text:p text:style-name="Standard"/>
      <text:p text:style-name="Standard">- **Startup Scripts:** These are run when the system boots up. For example:</text:p>
      <text:p text:style-name="Standard"><text:s text:c="2"/>- `/etc/init.d/` (Older systems, SysV init scripts).</text:p>
      <text:p text:style-name="Standard"><text:s text:c="2"/>- `systemd` units (on modern systems).</text:p>
      <text:p text:style-name="Standard"/>
      <text:p text:style-name="Standard">- **Login Scripts:** These are executed when a user logs into the system.</text:p>
      <text:p text:style-name="Standard"><text:s text:c="2"/>- **Bash Login Script:** `~/.bash_profile` or `~/.bash_login` or `~/.profile`.</text:p>
      <text:p text:style-name="Standard"><text:s text:c="2"/>- **System-wide Login Script:** `/etc/profile`.</text:p>
      <text:p text:style-name="Standard"/>
      <text:p text:style-name="Standard">- **Logout Scripts:** These are executed when a user logs out.</text:p>
      <text:p text:style-name="Standard"><text:s text:c="2"/>- `~/.bash_logout` is the default logout script for Bash.</text:p>
      <text:p text:style-name="Standard"/>
      <text:p text:style-name="Standard">### 6. **System Scripts**</text:p>
      <text:p text:style-name="Standard"><text:soft-page-break/>System scripts help manage system tasks, such as starting services, user management, etc.</text:p>
      <text:p text:style-name="Standard"/>
      <text:p text:style-name="Standard">- **Service Management:**</text:p>
      <text:p text:style-name="Standard"><text:s text:c="2"/>- `systemctl` (for `systemd` based systems):</text:p>
      <text:p text:style-name="Standard"><text:s text:c="4"/>- Start a service: `systemctl start &lt;service_name&gt;`</text:p>
      <text:p text:style-name="Standard"><text:s text:c="4"/>- Stop a service: `systemctl stop &lt;service_name&gt;`</text:p>
      <text:p text:style-name="Standard"><text:s text:c="4"/>- Enable a service on boot: `systemctl enable &lt;service_name&gt;`</text:p>
      <text:p text:style-name="Standard"><text:s text:c="4"/>- Check the status of a service: `systemctl status &lt;service_name&gt;`</text:p>
      <text:p text:style-name="Standard"/>
      <text:p text:style-name="Standard">- **System Maintenance Scripts:**</text:p>
      <text:p text:style-name="Standard"><text:s text:c="2"/>- Backup scripts, log management, and updates are commonly written in Bash to automate system maintenance tasks.</text:p>
      <text:p text:style-name="Standard"/>
      <text:p text:style-name="Standard">### Example of a Simple System Script</text:p>
      <text:p text:style-name="Standard">```bash</text:p>
      <text:p text:style-name="Standard">#!/bin/bash</text:p>
      <text:p text:style-name="Standard"># This script checks if a service is running and restarts it if necessary.</text:p>
      <text:p text:style-name="Standard"/>
      <text:p text:style-name="Standard">SERVICE="nginx"</text:p>
      <text:p text:style-name="Standard">if ! systemctl is-active --quiet $SERVICE; then</text:p>
      <text:p text:style-name="Standard"><text:s text:c="2"/>echo "$SERVICE is not running. Restarting..."</text:p>
      <text:p text:style-name="Standard"><text:s text:c="2"/>systemctl restart $SERVICE</text:p>
      <text:p text:style-name="Standard">else</text:p>
      <text:p text:style-name="Standard"><text:s text:c="2"/>echo "$SERVICE is running."</text:p>
      <text:p text:style-name="Standard">fi</text:p>
      <text:p text:style-name="Standard">```</text:p>
      <text:p text:style-name="Standard"/>
      <text:p text:style-name="Standard">### Summary</text:p>
      <text:p text:style-name="Standard">- **Bash Syntax** involves using commands, variables, and control flow structures like `if`, `for`, `while`, and loops.</text:p>
      <text:p text:style-name="Standard">- **Variables** are defined and used to store data.</text:p>
      <text:p text:style-name="Standard">- **Control Constructs** like `if` statements and loops help control the flow of scripts.</text:p>
      <text:p text:style-name="Standard">- **Command-Line Arguments** allow the script to interact with input data provided when the script is run.</text:p>
      <text:p text:style-name="Standard">- **Startup and Login Scripts** are used to configure the system environment on login, startup, and logout.</text:p>
      <text:p text:style-name="Standard">- **System Scripts** help automate and manage system tasks, often involving the use of commands like `systemctl`.</text:p>
      <text:p text:style-name="Standard"/>
      <text:p text:style-name="Standard">By understanding these topics, you'll be well-equipped to write effective and automated Bash scripts for various task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4T13:16:52.785249672</meta:creation-date>
    <dc:date>2025-03-24T14:52:40.725554177</dc:date>
    <meta:editing-duration>PT1H11M58S</meta:editing-duration>
    <meta:editing-cycles>1</meta:editing-cycles>
    <meta:document-statistic meta:table-count="0" meta:image-count="0" meta:object-count="0" meta:page-count="4" meta:paragraph-count="136" meta:word-count="793" meta:character-count="4983" meta:non-whitespace-character-count="4234"/>
    <meta:generator>LibreOffice/6.4.7.2$Linux_X86_64 LibreOffice_project/40$Build-2</meta:generator>
  </office:meta>
</office:document-meta>
</file>